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hartFlexRange" style:family="table">
      <style:table-properties style:width="6.925in" table:align="margins"/>
    </style:style>
    <style:style style:name="ChartFlexRange.A" style:family="table-column">
      <style:table-column-properties style:column-width="1.3847in" style:rel-column-width="13107*"/>
    </style:style>
    <style:style style:name="ChartFlexRang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hartFlexRange.E1" style:family="table-cell">
      <style:table-cell-properties fo:padding="0.0382in" fo:border="0.0007in solid #000000"/>
    </style:style>
    <style:style style:name="ChartFlexRange.A2" style:family="table-cell">
      <style:table-cell-properties fo:padding="0.0382in" fo:border-left="0.0007in solid #000000" fo:border-right="none" fo:border-top="none" fo:border-bottom="0.0007in solid #000000"/>
    </style:style>
    <style:style style:name="ChartFlexRange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Object1" text:anchor-type="paragraph" svg:width="3.1484in" svg:height="2.7563in" draw:z-index="0"><draw:object xlink:href="./Object 1" xlink:type="simple" xlink:show="embed" xlink:actuate="onLoad" draw:notify-on-update-of-ranges="ChartFlexRange"/><draw:image xlink:href="./ObjectReplacements/Object 1" xlink:type="simple" xlink:show="embed" xlink:actuate="onLoad"/></draw:frame></text:p>
      <table:table table:name="ChartFlexRange" table:style-name="ChartFlexRange">
        <table:table-column table:style-name="ChartFlexRange.A" table:number-columns-repeated="5"/>
        <table:table-row>
          <table:table-cell table:style-name="ChartFlexRange.A1" office:value-type="string">
            <text:p text:style-name="Table_20_Contents"/>
          </table:table-cell>
          <table:table-cell table:style-name="ChartFlexRange.A1" office:value-type="string">
            <text:p text:style-name="Table_20_Contents">A</text:p>
          </table:table-cell>
          <table:table-cell table:style-name="ChartFlexRange.A1" office:value-type="string">
            <text:p text:style-name="Table_20_Contents">B</text:p>
          </table:table-cell>
          <table:table-cell table:style-name="ChartFlexRange.A1" office:value-type="string">
            <text:p text:style-name="Table_20_Contents">C</text:p>
          </table:table-cell>
          <table:table-cell table:style-name="ChartFlexRange.E1" office:value-type="string">
            <text:p text:style-name="Table_20_Contents">D</text:p>
          </table:table-cell>
        </table:table-row>
        <table:table-row>
          <table:table-cell table:style-name="ChartFlexRange.A2" office:value-type="string">
            <text:p text:style-name="Table_20_Contents">Hamburg</text:p>
          </table:table-cell>
          <table:table-cell table:style-name="ChartFlexRange.A2" office:value-type="string">
            <text:p text:style-name="Table_20_Contents">1</text:p>
          </table:table-cell>
          <table:table-cell table:style-name="ChartFlexRange.A2" office:value-type="string">
            <text:p text:style-name="Table_20_Contents">2</text:p>
          </table:table-cell>
          <table:table-cell table:style-name="ChartFlexRange.A2" office:value-type="string">
            <text:p text:style-name="Table_20_Contents">3</text:p>
          </table:table-cell>
          <table:table-cell table:style-name="ChartFlexRange.E2" office:value-type="string">
            <text:p text:style-name="Table_20_Contents">4</text:p>
          </table:table-cell>
        </table:table-row>
        <table:table-row>
          <table:table-cell table:style-name="ChartFlexRange.A2" office:value-type="string">
            <text:p text:style-name="Table_20_Contents">Munich</text:p>
          </table:table-cell>
          <table:table-cell table:style-name="ChartFlexRange.A2" office:value-type="string">
            <text:p text:style-name="Table_20_Contents">5</text:p>
          </table:table-cell>
          <table:table-cell table:style-name="ChartFlexRange.A2" office:value-type="string">
            <text:p text:style-name="Table_20_Contents">6</text:p>
          </table:table-cell>
          <table:table-cell table:style-name="ChartFlexRange.A2" office:value-type="string">
            <text:p text:style-name="Table_20_Contents">7</text:p>
          </table:table-cell>
          <table:table-cell table:style-name="ChartFlexRange.E2" office:value-type="string">
            <text:p text:style-name="Table_20_Contents">8</text:p>
          </table:table-cell>
        </table:table-row>
        <table:table-row>
          <table:table-cell table:style-name="ChartFlexRange.A2" office:value-type="string">
            <text:p text:style-name="Table_20_Contents">Berlin</text:p>
          </table:table-cell>
          <table:table-cell table:style-name="ChartFlexRange.A2" office:value-type="string">
            <text:p text:style-name="Table_20_Contents">9</text:p>
          </table:table-cell>
          <table:table-cell table:style-name="ChartFlexRange.A2" office:value-type="string">
            <text:p text:style-name="Table_20_Contents">10</text:p>
          </table:table-cell>
          <table:table-cell table:style-name="ChartFlexRange.A2" office:value-type="string">
            <text:p text:style-name="Table_20_Contents">11</text:p>
          </table:table-cell>
          <table:table-cell table:style-name="ChartFlexRange.E2" office:value-type="string">
            <text:p text:style-name="Table_20_Contents">1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  <meta:creation-date>2007-05-04T16:27:35</meta:creation-date>
    <dc:date>2007-05-07T09:19:26</dc:date>
    <dc:language>en-US</dc:language>
    <meta:editing-cycles>3</meta:editing-cycles>
    <meta:editing-duration>PT3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1" meta:page-count="1" meta:paragraph-count="19" meta:word-count="19" meta:character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symbol-type="none" chart:symbol-width="0.25cm" chart:symbol-height="0.25cm" chart:lines-used="1" chart:spline-order="3" chart:sort-by-x-values="false"/>
    </style:style>
    <style:style style:name="ch4" style:family="chart" style:data-style-name="N0">
      <style:chart-properties chart:display-label="true" chart:logarithmic="false" text:line-break="false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ymbol-type="none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chart-properties chart:symbol-type="none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ymbol-type="none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7.997cm" svg:height="7cm" chart:class="chart:bar" chart:column-mapping="0 1 2 3" chart:style-name="ch1">
        <chart:legend chart:legend-position="end" svg:x="6.975cm" svg:y="2.55cm" chart:style-name="ch2"/>
        <chart:plot-area chart:style-name="ch3" table:cell-range-address="ChartFlexRange.$A$1:.$E$4" chart:data-source-has-labels="both" svg:x="0.159cm" svg:y="0.14cm" svg:width="6.658cm" svg:height="6.58cm">
          <chart:axis chart:dimension="x" chart:name="primary-x" chart:style-name="ch4">
            <chart:categories table:cell-range-address="ChartFlexRang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FlexRange.$B$2:.$B$4" chart:label-cell-address="ChartFlexRange.$B$1" chart:class="chart:bar">
            <chart:data-point chart:repeated="3"/>
          </chart:series>
          <chart:series chart:style-name="ch8" chart:values-cell-range-address="ChartFlexRange.$C$2:.$C$4" chart:label-cell-address="ChartFlexRange.$C$1" chart:class="chart:bar">
            <chart:data-point chart:repeated="3"/>
          </chart:series>
          <chart:series chart:style-name="ch9" chart:values-cell-range-address="ChartFlexRange.$D$2:.$D$4" chart:label-cell-address="ChartFlexRange.$D$1" chart:class="chart:bar">
            <chart:data-point chart:repeated="3"/>
          </chart:series>
          <chart:series chart:style-name="ch10" chart:values-cell-range-address="ChartFlexRange.$E$2:.$E$4" chart:label-cell-address="ChartFlexRange.$E$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Hamburg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nich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erli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